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.undo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hangeLog.g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persisted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hangeLog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getAffected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geLog.ChangeLog( ItemState target , Set operations , Set affectedSt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